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1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AYBAR PEVE FRANCISCO RUDENC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21865443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PCL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61617088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ALVAREZ GOMEZ, CARLOS RAFAEL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00120410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6161708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AYBAR PEVE FRANCISCO RUDENCI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>21865443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DOCUMENTO INTERNO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3</text:p>
          </table:table-cell>
          <table:table-cell table:style-name="Tableau1.A2" office:value-type="string">
            <text:p text:style-name="P9">800</text:p>
          </table:table-cell>
          <table:table-cell table:style-name="Tableau1.D2" office:value-type="string">
            <text:p text:style-name="P10">184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84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0/07/2021</text:p>
          </table:table-cell>
          <table:table-cell table:style-name="Tabla2.A3" office:value-type="string">
            <text:p text:style-name="P16">570328</text:p>
          </table:table-cell>
          <table:table-cell table:style-name="Tabla2.D3" office:value-type="string">
            <text:p text:style-name="P17">184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9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1T17:59:02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